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1d54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1d54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41860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normal" officeooo:rsid="0342108c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91d541" officeooo:paragraph-rsid="0391d541" style:font-size-asian="11pt" style:font-style-asian="normal" style:font-size-complex="11pt" style:font-style-complex="normal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87836c" style:font-style-asian="normal" style:font-style-complex="normal"/>
    </style:style>
    <style:style style:name="T17" style:family="text">
      <style:text-properties fo:font-style="normal" officeooo:rsid="038c0820" style:font-style-asian="normal" style:font-style-complex="normal"/>
    </style:style>
    <style:style style:name="T18" style:family="text">
      <style:text-properties fo:font-style="normal" officeooo:rsid="038d60b3" style:font-style-asian="normal" style:font-style-complex="normal"/>
    </style:style>
    <style:style style:name="T19" style:family="text">
      <style:text-properties fo:font-style="normal" officeooo:rsid="038eb36a" style:font-style-asian="normal" style:font-style-complex="normal"/>
    </style:style>
    <style:style style:name="T20" style:family="text">
      <style:text-properties fo:font-style="normal" officeooo:rsid="038eceaa" style:font-style-asian="normal" style:font-style-complex="normal"/>
    </style:style>
    <style:style style:name="T21" style:family="text">
      <style:text-properties fo:font-style="normal" officeooo:rsid="0390533f" style:font-style-asian="normal" style:font-style-complex="normal"/>
    </style:style>
    <style:style style:name="T22" style:family="text">
      <style:text-properties fo:font-style="normal" officeooo:rsid="0390b28c" style:font-style-asian="normal" style:font-style-complex="normal"/>
    </style:style>
    <style:style style:name="T23" style:family="text">
      <style:text-properties fo:font-style="normal" officeooo:rsid="039118fb" style:font-style-asian="normal" style:font-style-complex="normal"/>
    </style:style>
    <style:style style:name="T24" style:family="text">
      <style:text-properties fo:font-style="normal" officeooo:rsid="0391d541" style:font-style-asian="normal" style:font-style-complex="normal"/>
    </style:style>
    <style:style style:name="T25" style:family="text">
      <style:text-properties fo:font-style="normal" officeooo:rsid="03920146" style:font-style-asian="normal" style:font-style-complex="normal"/>
    </style:style>
    <style:style style:name="T26" style:family="text">
      <style:text-properties fo:font-style="normal" officeooo:rsid="03941860" style:font-style-asian="normal" style:font-style-complex="normal"/>
    </style:style>
    <style:style style:name="T27" style:family="text">
      <style:text-properties fo:font-style="normal" officeooo:rsid="03943b89" style:font-style-asian="normal" style:font-style-complex="normal"/>
    </style:style>
    <style:style style:name="T28" style:family="text">
      <style:text-properties fo:font-style="normal" officeooo:rsid="0395da91" style:font-style-asian="normal" style:font-style-complex="normal"/>
    </style:style>
    <style:style style:name="T29" style:family="text">
      <style:text-properties fo:font-style="normal" officeooo:rsid="0396844f" style:font-style-asian="normal" style:font-style-complex="normal"/>
    </style:style>
    <style:style style:name="T30" style:family="text">
      <style:text-properties fo:font-style="normal" officeooo:rsid="03971952" style:font-style-asian="normal" style:font-style-complex="normal"/>
    </style:style>
    <style:style style:name="T31" style:family="text">
      <style:text-properties officeooo:rsid="000a14f6"/>
    </style:style>
    <style:style style:name="T32" style:family="text">
      <style:text-properties officeooo:rsid="005714b7"/>
    </style:style>
    <style:style style:name="T33" style:family="text">
      <style:text-properties officeooo:rsid="00880dbe"/>
    </style:style>
    <style:style style:name="T34" style:family="text">
      <style:text-properties officeooo:rsid="007c6d62"/>
    </style:style>
    <style:style style:name="T35" style:family="text">
      <style:text-properties officeooo:rsid="00836784"/>
    </style:style>
    <style:style style:name="T36" style:family="text">
      <style:text-properties officeooo:rsid="01e21ff5"/>
    </style:style>
    <style:style style:name="T37" style:family="text">
      <style:text-properties officeooo:rsid="0233449b"/>
    </style:style>
    <style:style style:name="T38" style:family="text">
      <style:text-properties officeooo:rsid="02317916"/>
    </style:style>
    <style:style style:name="T39" style:family="text">
      <style:text-properties officeooo:rsid="023d18e5"/>
    </style:style>
    <style:style style:name="T40" style:family="text">
      <style:text-properties officeooo:rsid="02867bcd"/>
    </style:style>
    <style:style style:name="T41" style:family="text">
      <style:text-properties officeooo:rsid="0063a409"/>
    </style:style>
    <style:style style:name="T42" style:family="text">
      <style:text-properties officeooo:rsid="034a2232"/>
    </style:style>
    <style:style style:name="T43" style:family="text">
      <style:text-properties officeooo:rsid="0355fad5"/>
    </style:style>
    <style:style style:name="T44" style:family="text">
      <style:text-properties officeooo:rsid="036e9576"/>
    </style:style>
    <style:style style:name="T45" style:family="text">
      <style:text-properties officeooo:rsid="03794440"/>
    </style:style>
    <style:style style:name="T46" style:family="text">
      <style:text-properties officeooo:rsid="0387836c"/>
    </style:style>
    <style:style style:name="T47" style:family="text">
      <style:text-properties officeooo:rsid="0395da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40">8</text:span></text:p>
      <text:p text:style-name="P21"/>
      <text:p text:style-name="P21"/>
      <text:p text:style-name="P16">© 201<text:span text:style-name="T40">8</text:span> by Wolfgang Skala. This edition is licensed under the<text:span text:style-name="T42"><text:line-break/></text:span>Creative Commons Attribution<text:span text:style-name="T33">-NonCommercial-ShareAlike</text:span> 4.0 International License.<text:span text:style-name="T42"><text:line-break/></text:span>To view a copy of this license, visit http://creativecommons.org/licenses/by<text:span text:style-name="T34">-nc-sa</text:span>/4.0/.</text:p>
      <text:p text:style-name="P15"/>
      <text:p text:style-name="P17">Music engraving by LilyPond 2.18.0 (http://www.lilypond.org).<text:span text:style-name="T32"><text:line-break/>Front matter</text:span> typeset with EB Garamond (http://www.georgduffner.at/ebgaramond).</text:p>
      <text:p text:style-name="P21"/>
      <text:p text:style-name="P14">First <text:span text:style-name="T36">version</text:span>, <text:span text:style-name="T45">July 2018</text:span></text:p>
      <text:p text:style-name="P30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3">of the </text:span><text:span text:style-name="T2">Messa à 4. Voci Concertata Con Strumenti</text:span><text:span text:style-name="T3"> </text:span>bases upon <text:span text:style-name="T4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4">id426200810</text:span> (siglum Mus.2973-D-<text:span text:style-name="T43">2</text:span>).</text:p>
      <text:p text:style-name="P4"/>
      <text:p text:style-name="P5">In general, this edition closely follows the <text:span text:style-name="T46">manuscript</text:span>. Any changes <text:span text:style-name="T3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6"/>
      <text:p text:style-name="P23">k y r i e</text:p>
      <text:p text:style-name="P6"/>
      <text:p text:style-name="P10"><text:span text:style-name="T1">Bar<text:tab/>Staff<text:tab/>Note</text:span><text:span text:style-name="T11"><text:tab/></text:span><text:span text:style-name="T13"><text:line-break/></text:span><text:span text:style-name="T20">5<text:tab/>vl 2<text:tab/>2nd eighth in Ms: d′8</text:span><text:span text:style-name="T23"><text:line-break/>6<text:tab/>tr 2<text:tab/>1st half of bar in Ms: f″2</text:span><text:span text:style-name="T20"><text:line-break/>6<text:tab/>vl 2<text:tab/>2nd eighth in Ms: c′8</text:span><text:span text:style-name="T21"><text:line-break/>15<text:tab/>vl 2<text:tab/>last eighth in Ms: f′8</text:span><text:span text:style-name="T20"><text:line-break/></text:span><text:span text:style-name="T19">15<text:tab/>B</text:span><text:span text:style-name="T6"><text:note text:id="ftn1" text:note-class="footnote"><text:note-citation>1</text:note-citation><text:note-body><text:p text:style-name="P25">Abbreviations: A, alto; B, bass;<text:span text:style-name="T39"> Ms, manuscript; ob, oboe; o</text:span>rg, basses and organ; <text:span text:style-name="T39">r, rest;</text:span> S,<text:span text:style-name="T47"> </text:span>soprano; T<text:span text:style-name="T35">, </text:span>tenor; <text:span text:style-name="T44">tr, trumpet; vl</text:span>, violin;<text:span text:style-name="T44"> vla, viola</text:span>.</text:p></text:note-body></text:note></text:span><text:span text:style-name="T19"><text:tab/>4th quarter: grace note missing in Ms<text:line-break/></text:span><text:span text:style-name="T17">68</text:span><text:span text:style-name="T15"><text:tab/></text:span><text:span text:style-name="T17">T</text:span><text:span text:style-name="T15"><text:tab/></text:span><text:span text:style-name="T17">1st quarter in Ms: e′4</text:span><text:span text:style-name="T18"><text:line-break/>79<text:tab/>T<text:tab/>2nd eighth in Ms: d′16–c′16</text:span><text:span text:style-name="T22"><text:line-break/>90<text:tab/>tr 2<text:tab/>1st eighth in Ms: e″8</text:span><text:span text:style-name="T15"><text:line-break/><text:tab/><text:tab/></text:span><text:span text:style-name="T12"><text:line-break/></text:span><text:span text:style-name="T8"><text:line-break/></text:span></text:p>
      <text:p text:style-name="P10"/>
      <text:p text:style-name="P24">g l o r i a</text:p>
      <text:p text:style-name="P7"/>
      <text:p text:style-name="P11"><text:span text:style-name="T1">Bar<text:tab/>Staff<text:tab/>Note</text:span><text:span text:style-name="T11"><text:tab/></text:span><text:span text:style-name="T13"><text:line-break/></text:span><text:span text:style-name="T26">1</text:span><text:span text:style-name="T24">–</text:span><text:span text:style-name="T26">370</text:span><text:span text:style-name="T20"><text:tab/></text:span><text:span text:style-name="T24">org</text:span><text:span text:style-name="T20"><text:tab/></text:span><text:span text:style-name="T24">Except for bars 20, 98 and 296, bass figures are missing<text:line-break/><text:tab/><text:tab/>in the Ms and were supplemented by the editor.</text:span><text:span text:style-name="T25"><text:line-break/>218<text:tab/>vl 2<text:tab/>2nd eighth in Ms: b′8</text:span><text:span text:style-name="T26"><text:line-break/><text:line-break/>371–41</text:span><text:span text:style-name="T27">2</text:span><text:span text:style-name="T20"><text:tab/></text:span><text:span text:style-name="T24">org</text:span><text:span text:style-name="T20"><text:tab/></text:span><text:span text:style-name="T26">B</text:span><text:span text:style-name="T24">ass figures are missing</text:span><text:span text:style-name="T26"> </text:span><text:span text:style-name="T24">in the Ms<text:line-break/><text:tab/><text:tab/></text:span><text:span text:style-name="T26">a</text:span><text:span text:style-name="T24">nd were supplemented by the editor.</text:span><text:span text:style-name="T28"><text:line-break/>446<text:tab/>ob</text:span><text:span text:style-name="T29"><text:tab/>2nd half note: grace note missing in Ms</text:span><text:span text:style-name="T30"><text:line-break/><text:line-break/>493<text:tab/>T<text:tab/>2nd quarter: grace note missing in Ms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8">wolfgang</text:span> (at) <text:span text:style-name="T37">esser-skala</text:span>.at<text:span text:style-name="T38"> or create an issue or pull request on the edition’s GitHub page (https://github.com/skafdasschaf/ galuppi-missa-BurG-I-2)</text:span>. Your help will be greatly appreciated.</text:p>
      <text:p text:style-name="P12"/>
      <text:p text:style-name="P12"/>
      <text:p text:style-name="P12"><text:span text:style-name="T5">Salzburg, </text:span><text:span text:style-name="T14">Ju</text:span><text:span text:style-name="T16">ly</text:span><text:span text:style-name="T5"> 201</text:span><text:span text:style-name="T7">8</text:span><text:line-break/>Wolfgang Skala</text:p>
      <text:p text:style-name="P29"/>
      <text:p text:style-name="P27"><text:span text:style-name="T42"><text:line-break/></text:span>C O N T E N T S</text:p>
      <text:p text:style-name="P19"/>
      <text:p text:style-name="P18"/>
      <text:p text:style-name="P20">1<text:tab/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7-06T19:55:00.139058270</dc:date>
    <dc:creator>Wolfgang Skala</dc:creator>
    <meta:editing-duration>P9DT23H11M11S</meta:editing-duration>
    <meta:editing-cycles>836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404" meta:character-count="2386" meta:non-whitespace-character-count="1972"/>
  </office:meta>
</office:document-meta>
</file>